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</text:p>
      <text:p text:style-name="Standard"></text:p>
      <text:p text:style-name="Standard">a) Yes, because b will appear on every path that starts at b and ends at the exit node.</text:p>
      <text:p text:style-name="Standard"></text:p>
      <text:p text:style-name="Standard">b)No. Take the a shortest path from <text:span text:style-name="T1">b</text:span> to exit node <text:span text:style-name="T1">z</text:span>, where a is an intermediate node. Call this path A, and split it up into two parts where A1 is <text:span text:style-name="T1">b</text:span> to <text:span text:style-name="T1">a</text:span> and A2 is a to <text:span text:style-name="T1">z</text:span>. <text:span text:style-name="T1">b</text:span> cannot be an intermediate node in A2, because if it was then A2 can be split up into two different parts, A3 which is <text:span text:style-name="T1">a</text:span> to <text:span text:style-name="T1">b</text:span> on A2, and A4 which is <text:span text:style-name="T1">b</text:span> to <text:span text:style-name="T1">z</text:span> on A2. A4 is then a shorter path from <text:span text:style-name="T1">b</text:span> to <text:span text:style-name="T1">z</text:span> than A was because we removed the sub-path that included <text:span text:style-name="T1">a</text:span>. Therefore there must either be a path from a to <text:span text:style-name="T1">z</text:span> which does not include <text:span text:style-name="T1">b</text:span> or <text:span text:style-name="T3">a</text:span> path from <text:span text:style-name="T1">b</text:span> to <text:span text:style-name="T1">z</text:span> which does not include <text:span text:style-name="T1">a</text:span>. This means that a <text:span text:style-name="T1">tails</text:span> b and b <text:span text:style-name="T1">tails</text:span> a cannot hold true for two different nodes a and b.</text:p>
      <text:p text:style-name="Standard"></text:p>
      <text:p text:style-name="Standard">c) c <text:span text:style-name="T1">tails </text:span><text:span text:style-name="T3">a, because b </text:span><text:span text:style-name="T1">tails </text:span><text:span text:style-name="T3">a then all paths from </text:span><text:span text:style-name="T1">a</text:span><text:span text:style-name="T3"> to exit node </text:span><text:span text:style-name="T1">z</text:span><text:span text:style-name="T3"> must pass through b and go to z. We know from c </text:span><text:span text:style-name="T1">tails </text:span><text:span text:style-name="T3">b that all paths which go from </text:span><text:span text:style-name="T1">b </text:span><text:span text:style-name="T3">to </text:span><text:span text:style-name="T1">z </text:span><text:span text:style-name="T3">include </text:span><text:span text:style-name="T1">c</text:span><text:span text:style-name="T3">, there fore all paths which go from </text:span><text:span text:style-name="T1">a </text:span><text:span text:style-name="T3">to <text:s/></text:span><text:span text:style-name="T1">z</text:span><text:span text:style-name="T3"> include </text:span><text:span text:style-name="T1">c</text:span><text:span text:style-name="T3">.</text:span></text:p>
      <text:p text:style-name="Standard"><text:span text:style-name="T3"/></text:p>
      <text:p text:style-name="Standard"><text:span text:style-name="T3">d) Assuming </text:span><text:span text:style-name="T1">c </text:span><text:span text:style-name="T3">and </text:span><text:span text:style-name="T1">b </text:span><text:span text:style-name="T3">are distinct nodes, either c </text:span><text:span text:style-name="T1">tails </text:span><text:span text:style-name="T4">b or b </text:span><text:span text:style-name="T2">tails </text:span><text:span text:style-name="T4">c, but not both. Assume that neither </text:span><text:span text:style-name="T2">c</text:span><text:span text:style-name="T4"> tails </text:span><text:span text:style-name="T2">b </text:span><text:span text:style-name="T4">nor </text:span><text:span text:style-name="T2">b tails c</text:span><text:span text:style-name="T4">. There exists a path from </text:span><text:span text:style-name="T2">c </text:span><text:span text:style-name="T4">to exit node </text:span><text:span text:style-name="T2">z</text:span><text:span text:style-name="T4">, that does not contain </text:span><text:span text:style-name="T2">b</text:span><text:span text:style-name="T4">, and one from </text:span><text:span text:style-name="T2">b </text:span><text:span text:style-name="T4">to </text:span><text:span text:style-name="T2">z </text:span><text:span text:style-name="T4">that does not contain </text:span><text:span text:style-name="T2">c.</text:span><text:span text:style-name="T4"> There also must be a path from </text:span><text:span text:style-name="T2">a </text:span><text:span text:style-name="T4">to </text:span><text:span text:style-name="T2">b</text:span><text:span text:style-name="T4"> to </text:span><text:span text:style-name="T2">z </text:span><text:span text:style-name="T4">that does not contain </text:span><text:span text:style-name="T2">c </text:span><text:span text:style-name="T4">or a path from </text:span><text:span text:style-name="T2">a </text:span><text:span text:style-name="T4">to </text:span><text:span text:style-name="T2">c </text:span><text:span text:style-name="T4">to </text:span><text:span text:style-name="T2">z </text:span><text:span text:style-name="T4">which does not include </text:span><text:span text:style-name="T2">b</text:span><text:span text:style-name="T4">, because <text:s/></text:span><text:span text:style-name="T2">b</text:span><text:span text:style-name="T4"> and </text:span><text:span text:style-name="T2">c </text:span><text:span text:style-name="T4">are not the same node. If there is one from </text:span><text:span text:style-name="T2">a </text:span><text:span text:style-name="T4">to </text:span><text:span text:style-name="T2">b </text:span><text:span text:style-name="T4">to </text:span><text:span text:style-name="T2">z </text:span><text:span text:style-name="T4">which does not include </text:span><text:span text:style-name="T2">c </text:span><text:span text:style-name="T4">then </text:span><text:span text:style-name="T2">c</text:span><text:span text:style-name="T4"> does not tail a, <text:s/>and if there is a path from </text:span><text:span text:style-name="T2">a </text:span><text:span text:style-name="T4">to </text:span><text:span text:style-name="T2">c</text:span><text:span text:style-name="T4"> to</text:span><text:span text:style-name="T2"> z</text:span><text:span text:style-name="T4"> that does not include </text:span><text:span text:style-name="T2">b</text:span><text:span text:style-name="T4"> <text:s/>then </text:span><text:span text:style-name="T2">b </text:span><text:span text:style-name="T4">does not tail </text:span><text:span text:style-name="T2">a.</text:span><text:span text:style-name="T4"> Therefore it is not true that neither </text:span><text:span text:style-name="T2">c </text:span><text:span text:style-name="T4">tails </text:span><text:span text:style-name="T2">b </text:span><text:span text:style-name="T4">and </text:span><text:span text:style-name="T2">b</text:span><text:span text:style-name="T4"> tails </text:span><text:span text:style-name="T2">c</text:span><text:span text:style-name="T4"> are true, therefore one of them must be true and one must be false.</text:span></text:p>
      <text:p text:style-name="Standard"><text:span text:style-name="T4"/></text:p>
      <text:p text:style-name="Standard">e) The immediate post dominator of a node m is one which is tailed by every other node in the set <text:s/>tails(m), excluding m, <text:s/>where m is not the exit node.</text:p>
      <text:p text:style-name="Standard"/>
      <text:p text:style-name="Standard">f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b Wellington</meta:initial-creator>
    <meta:creation-date>2012-03-05T18:35:04</meta:creation-date>
    <dc:date>2012-03-05T19:07:09</dc:date>
    <dc:creator>Jacob Wellington</dc:creator>
    <meta:editing-duration>PT32M5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10" meta:word-count="422" meta:character-count="1826"/>
  </office:meta>
</office:document-meta>
</file>